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start" style:justify-single-word="false"/>
      <style:text-properties fo:color="#000000" style:font-name="Times New Roman" fo:font-size="12pt" officeooo:paragraph-rsid="00106e8f" style:font-name-asian="Times New Roman1" style:font-size-asian="12pt" style:font-name-complex="Times New Roman1" style:font-size-complex="10pt"/>
    </style:style>
    <style:style style:name="T1" style:family="text">
      <style:text-properties style:text-underline-style="none" officeooo:rsid="000b7c54"/>
    </style:style>
    <style:style style:name="T2" style:family="text">
      <style:text-properties style:text-underline-style="none" officeooo:rsid="000c89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hen typing on a keyboard, it is not difficult to make mistakes. When we isolate the range of mistakes to what can occur on a single word, we can list a few clear mistakes. </text:span><text:span text:style-name="T2">A simplified explanation for the difference between two words can</text:span><text:span text:style-name="T1"> classified </text:span><text:span text:style-name="T2">through certain traits. The difference between two distinct words can be described through the actions that change the former word to its latter. The four operations are dubbed swap, insertion, deletion, and replacement. Most of these operations, excluding swap, occur on a one character differ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9:12:42.329407261</meta:creation-date>
    <dc:date>2016-06-24T19:14:01.090157691</dc:date>
    <meta:editing-duration>PT1M18S</meta:editing-duration>
    <meta:editing-cycles>1</meta:editing-cycles>
    <meta:document-statistic meta:table-count="0" meta:image-count="0" meta:object-count="0" meta:page-count="1" meta:paragraph-count="1" meta:word-count="90" meta:character-count="549" meta:non-whitespace-character-count="460"/>
    <meta:generator>LibreOffice/5.0.5.2$Linux_X86_64 LibreOffice_project/00m0$Build-2</meta:generator>
  </office:meta>
</office:document-meta>
</file>